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 style:data-style-name="N5000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23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Thorndale" fo:font-size="12pt" style:font-size-asian="12pt" style:font-size-complex="12pt"/>
    </style:style>
    <style:style style:name="T1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text-outline="false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line-through-style="none"/>
    </style:style>
    <style:style style:name="T5" style:family="text">
      <style:text-properties fo:font-style="normal"/>
    </style:style>
    <style:style style:name="T6" style:family="text">
      <style:text-properties fo:text-shadow="none"/>
    </style:style>
    <style:style style:name="T7" style:family="text">
      <style:text-properties style:text-underline-style="none"/>
    </style:style>
    <style:style style:name="T8" style:family="text">
      <style:text-properties fo:font-weight="normal"/>
    </style:style>
    <style:style style:name="T9" style:family="text">
      <style:text-properties style:font-style-asian="normal"/>
    </style:style>
    <style:style style:name="T10" style:family="text">
      <style:text-properties style:font-weight-asian="normal"/>
    </style:style>
    <style:style style:name="T11" style:family="text">
      <style:text-properties style:font-style-complex="normal"/>
    </style:style>
    <style:style style:name="T12" style:family="text">
      <style:text-properties style:font-weight-complex="normal"/>
    </style:style>
    <style:style style:name="T13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4">Enhanced security</text:p>
        </text:list-item>
        <text:list-item>
          <text:p text:style-name="P4">Enhanced manageability</text:p>
        </text:list-item>
        <text:list-item>
          <text:p text:style-name="P4">Enhanced accounting</text:p>
          <text:p text:style-name="P4"/>
        </text:list-item>
      </text:list>
      <text:h text:style-name="Heading_20_1" text:outline-level="1">Goals</text:h>
      <text:list text:style-name="L2">
        <text:list-item>
          <text:p text:style-name="P8">Enhance a Mediawiki installation with fine-grained permissions</text:p>
        </text:list-item>
        <text:list-item>
          <text:p text:style-name="P8">Enhance remote management capabilities</text:p>
        </text:list-item>
        <text:list-item>
          <text:p text:style-name="P8">Implement a simple to operate replication system</text:p>
        </text:list-item>
        <text:list-item>
          <text:p text:style-name="P8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2">Its permission functionality isn't fine-grained enough (e,g, not name-space-level)</text:p>
        </text:list-item>
        <text:list-item>
          <text:p text:style-name="P12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64">Special Page</text:p>
          </table:table-cell>
          <table:table-cell table:style-name="Table1.B1" office:value-type="float" office:value="0">
            <text:p text:style-name="P64">Notes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4"><text:a xlink:type="simple" xlink:href="http://rent-easy.com/action/view/Special:Allpages">All pages</text:a> </text:p>
              </text:list-item>
            </text:list>
          </table:table-cell>
          <table:table-cell table:style-name="Table1.B2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Fewestrevisions">Articles with the fewest revis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categories">Articles with the most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revisions">Articles with the most revis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Booksources">Book sourc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BrokenRedirects">Broken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Categories">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eadendpages">Dead-end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isambiguations">Disambiguation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oubleRedirects">Double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Export">Export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Imagelist">File 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Newimages">Gallery of new fil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Ipblocklist">List of blocked IP addresses and usernam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istredirects">List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serlogin">Log in / create accoun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g">Log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ngpages">Long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IMEsearch">MIME search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linkedcategories">Most linked to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images">Most linked to im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linked">Most linked to pages</text:a> </text:p>
              </text:list-item>
            </text:list>
          </table:table-cell>
          <table:table-cell table:style-name="Table1.B23" office:value-type="string">
            <text:p text:style-name="P3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tchlist">My watch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Newpages">New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Ancientpages">Oldest page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nelypages">Orphaned page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ithoutinterwiki">Pages without language link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opularpages">Popular pages</text:a> </text:p>
              </text:list-item>
            </text:list>
          </table:table-cell>
          <table:table-cell table:style-name="Table1.B23" office:value-type="string">
            <text:p text:style-name="P3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eferences">Preferenc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efixindex">Prefix index</text:a> </text:p>
              </text:list-item>
            </text:list>
          </table:table-cell>
          <table:table-cell table:style-name="Table1.B23" office:value-type="string">
            <text:p text:style-name="P66"><text:span text:style-name="T3"/>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otectedpages">Protected pages</text:a> </text:p>
              </text:list-item>
            </text:list>
          </table:table-cell>
          <table:table-cell table:style-name="Table1.B23" office:value-type="string">
            <text:p text:style-name="P3"><text:span text:style-name="T3">Requires namespace level policing.</text:span>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andom">Random page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andomredirect">Random redirec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ecentchanges">Recent chan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earch">Search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hortpages">Short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tatistics">Statistic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Allmessages">System mess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categories">Uncategoriz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images">Uncategorized im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pages">Uncategorized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categories">Unus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images">Unused fil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templates">Unused templat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pload">Upload file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Contributions">User contribut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istusers">User 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Version">Version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ntedcategories">Want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ntedpages">Wanted pages</text:a> </text:p>
              </text:list-item>
            </text:list>
          </table:table-cell>
          <table:table-cell table:style-name="Table1.B3">
            <text:p text:style-name="P3"/>
          </table:table-cell>
        </table:table-row>
      </table:table>
      <text:p text:style-name="P2"><text:a xlink:type="simple" xlink:href="http://rent-easy.com/action/view/Special:Allpages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10:58:10</dc:date>
    <dc:language>en-US</dc:language>
    <meta:editing-cycles>34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3" meta:word-count="250" meta:character-count="1729"/>
  </office:meta>
</office:document-meta>
</file>